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MTPHeader.SimpleSMTPHeader( String from , String to ,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MTPHeade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impleSMTPHeader.addHeaderField( String headerField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MTPHeader.addCC(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